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457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Distance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Row 3</text:p>
          </table:table-cell>
          <table:table-cell office:value-type="string">
            <text:p>Left x</text:p>
          </table:table-cell>
          <table:table-cell office:value-type="string">
            <text:p>Right x</text:p>
          </table:table-cell>
          <table:table-cell office:value-type="string">
            <text:p>Physical Distance</text:p>
          </table:table-cell>
          <table:table-cell office:value-type="string">
            <text:p>Focal Length</text:p>
          </table:table-cell>
        </table:table-row>
        <table:table-row table:style-name="ro1">
          <table:table-cell/>
          <table:table-cell office:value-type="float" office:value="202.8303">
            <text:p>202.83</text:p>
          </table:table-cell>
          <table:table-cell office:value-type="float" office:value="627.9612">
            <text:p>627.96</text:p>
          </table:table-cell>
          <table:table-cell office:value-type="float" office:value="200">
            <text:p>200</text:p>
          </table:table-cell>
          <table:table-cell table:formula="of:=([.C4]-[.B4])*[.B1]/[.D4]" office:value-type="float" office:value="595.18326">
            <text:p>595.1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Column 4</text:p>
          </table:table-cell>
          <table:table-cell office:value-type="string">
            <text:p>Top y</text:p>
          </table:table-cell>
          <table:table-cell office:value-type="string">
            <text:p>Bottom y</text:p>
          </table:table-cell>
          <table:table-cell office:value-type="string">
            <text:p>Physical Distance</text:p>
          </table:table-cell>
          <table:table-cell/>
        </table:table-row>
        <table:table-row table:style-name="ro1">
          <table:table-cell/>
          <table:table-cell office:value-type="float" office:value="68.87283">
            <text:p>68.87</text:p>
          </table:table-cell>
          <table:table-cell office:value-type="float" office:value="388.1512">
            <text:p>388.15</text:p>
          </table:table-cell>
          <table:table-cell office:value-type="float" office:value="150">
            <text:p>150</text:p>
          </table:table-cell>
          <table:table-cell table:formula="of:=([.C8]-[.B8])*[.B1]/[.D8]" office:value-type="float" office:value="595.986290666667">
            <text:p>595.99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>
            <text:p>DxPixels</text:p>
          </table:table-cell>
          <table:table-cell office:value-type="string">
            <text:p>Angle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C4]-400" office:value-type="float" office:value="227.9612">
            <text:p>227.96</text:p>
          </table:table-cell>
          <table:table-cell table:formula="of:=ATAN2([.E4];[.B14])*180/PI()" office:value-type="float" office:value="20.9573445139388">
            <text:p>20.96</text:p>
          </table:table-cell>
          <table:table-cell/>
          <table:table-cell table:formula="of:=ATAN2(280;100) * 180 / PI()" office:value-type="float" office:value="19.6538240580533">
            <text:p>19.65</text:p>
          </table:table-cell>
        </table:table-row>
        <table:table-row table:style-name="ro1">
          <table:table-cell/>
          <table:table-cell table:formula="of:=400-[.B4]" office:value-type="float" office:value="197.1697">
            <text:p>197.17</text:p>
          </table:table-cell>
          <table:table-cell table:formula="of:=ATAN2([.E4];[.B15])*180/PI()" office:value-type="float" office:value="18.3287746402324">
            <text:p>18.3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1" table:formula="of:=DEGREES(ATAN2([.E4];[.B17]))" office:value-type="float" office:value="0.096265687310109">
            <text:p>0.096266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7">07/17/2010</text:date>, <text:time>16:3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iner Hessmer</meta:initial-creator>
    <meta:creation-date>2010-07-14T07:47:08.67</meta:creation-date>
    <dc:date>2010-07-17T16:38:50.96</dc:date>
    <dc:creator>Rainer Hessmer</dc:creator>
    <meta:editing-duration>PT12H27M00S</meta:editing-duration>
    <meta:editing-cycles>4</meta:editing-cycles>
    <meta:generator>OpenOffice.org/3.2$Win32 OpenOffice.org_project/320m12$Build-9483</meta:generator>
    <meta:document-statistic meta:table-count="3" meta:cell-count="29" meta:object-count="0"/>
  </office:meta>
</office:document-meta>
</file>